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gr19" style:family="graphic" style:parent-style-name="standard" style:list-style-name="L1">
      <style:graphic-properties draw:stroke="none" draw:fill="none" draw:fill-color="#ffffff" draw:textarea-vertical-align="middle" draw:auto-grow-height="true" fo:min-height="2.379cm"/>
    </style:style>
    <style:style style:name="gr20" style:family="graphic" style:parent-style-name="standard" style:list-style-name="L1">
      <style:graphic-properties draw:stroke="none" draw:fill="none" draw:fill-color="#ffffff" draw:textarea-vertical-align="middle" draw:auto-grow-height="true" fo:min-height="2.379cm"/>
    </style:style>
    <style:style style:name="gr21" style:family="graphic" style:parent-style-name="standard" style:list-style-name="L1">
      <style:graphic-properties draw:stroke="none" draw:fill="none" draw:fill-color="#ffffff" draw:textarea-vertical-align="middle" draw:auto-grow-height="true" fo:min-height="2.379cm"/>
    </style:style>
    <style:style style:name="gr22" style:family="graphic" style:parent-style-name="standard" style:list-style-name="L1">
      <style:graphic-properties draw:stroke="none" draw:fill="none" draw:fill-color="#ffffff" draw:textarea-vertical-align="middle" draw:auto-grow-height="true" fo:min-height="2.379cm"/>
    </style:style>
    <style:style style:name="gr23" style:family="graphic" style:parent-style-name="standard" style:list-style-name="L1">
      <style:graphic-properties draw:stroke="none" draw:fill="none" draw:fill-color="#ffffff" draw:textarea-vertical-align="middle" draw:auto-grow-height="true" fo:min-height="2.379cm"/>
    </style:style>
    <style:style style:name="gr24" style:family="graphic" style:parent-style-name="standard" style:list-style-name="L1">
      <style:graphic-properties draw:stroke="none" draw:fill="none" draw:fill-color="#ffffff" draw:textarea-vertical-align="middle" draw:auto-grow-height="true" fo:min-height="2.379cm"/>
    </style:style>
    <style:style style:name="gr25" style:family="graphic" style:parent-style-name="standard" style:list-style-name="L1">
      <style:graphic-properties draw:stroke="none" draw:fill="none" draw:fill-color="#ffffff" draw:textarea-vertical-align="middle" draw:auto-grow-height="true" fo:min-height="2.379cm"/>
    </style:style>
    <style:style style:name="gr26" style:family="graphic" style:parent-style-name="standard" style:list-style-name="L1">
      <style:graphic-properties draw:stroke="none" draw:fill="none" draw:fill-color="#ffffff" draw:textarea-vertical-align="middle" draw:auto-grow-height="true" fo:min-height="2.379cm"/>
    </style:style>
    <style:style style:name="gr27" style:family="graphic" style:parent-style-name="standard" style:list-style-name="L1">
      <style:graphic-properties draw:stroke="none" draw:fill="none" draw:fill-color="#ffffff" draw:textarea-vertical-align="middle" draw:auto-grow-height="true" fo:min-height="2.379cm"/>
    </style:style>
    <style:style style:name="gr28" style:family="graphic" style:parent-style-name="standard" style:list-style-name="L1">
      <style:graphic-properties draw:stroke="none" draw:fill="none" draw:fill-color="#ffffff" draw:textarea-vertical-align="middle" draw:auto-grow-height="true" fo:min-height="2.379cm"/>
    </style:style>
    <style:style style:name="gr29" style:family="graphic" style:parent-style-name="standard">
      <style:graphic-properties draw:stroke="none" svg:stroke-color="#000000" draw:fill="none" draw:fill-color="#ffffff" draw:auto-grow-height="true" draw:auto-grow-width="false" fo:max-height="0cm" fo:min-height="2.986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notes">
      <style:graphic-properties draw:fill-color="#ffffff" draw:auto-grow-height="true" fo:min-height="13.364cm"/>
    </style:style>
    <style:style style:name="pr6" style:family="presentation" style:parent-style-name="Default_20_1-title">
      <style:graphic-properties draw:auto-grow-height="true" fo:min-height="2.629cm"/>
    </style:style>
    <style:style style:name="pr7" style:family="presentation" style:parent-style-name="Default_20_1-outline1">
      <style:graphic-properties fo:min-height="8.884cm"/>
    </style:style>
    <style:style style:name="pr8" style:family="presentation" style:parent-style-name="Default_20_1-notes">
      <style:graphic-properties draw:fill-color="#ffffff" draw:auto-grow-height="true" fo:min-height="13.364cm"/>
    </style:style>
    <style:style style:name="pr9" style:family="presentation" style:parent-style-name="Default_20_1-notes">
      <style:graphic-properties draw:fill-color="#ffffff" draw:auto-grow-height="true" fo:min-height="14.631cm"/>
    </style:style>
    <style:style style:name="pr10" style:family="presentation" style:parent-style-name="Default_20_1-title">
      <style:graphic-properties draw:auto-grow-height="true" fo:min-height="2.795cm"/>
    </style:style>
    <style:style style:name="pr11" style:family="presentation" style:parent-style-name="Default_20_1_5f_-title">
      <style:graphic-properties draw:auto-grow-height="true" fo:min-height="2.795cm"/>
    </style:style>
    <style:style style:name="pr12" style:family="presentation" style:parent-style-name="Default_20_1_5f_-outline1">
      <style:graphic-properties fo:min-height="8.884cm"/>
    </style:style>
    <style:style style:name="pr13" style:family="presentation" style:parent-style-name="Default_20_1_5f_-notes">
      <style:graphic-properties draw:fill-color="#ffffff" draw:auto-grow-height="true" fo:min-height="14.954cm"/>
    </style:style>
    <style:style style:name="pr14" style:family="presentation" style:parent-style-name="Default_20_1-notes">
      <style:graphic-properties draw:fill-color="#ffffff" draw:auto-grow-height="true" fo:min-height="14.954cm"/>
    </style:style>
    <style:style style:name="pr15" style:family="presentation" style:parent-style-name="Default-title">
      <style:graphic-properties draw:auto-grow-height="true" fo:min-height="10.003cm"/>
    </style:style>
    <style:style style:name="pr16" style:family="presentation" style:parent-style-name="Default_20_3-title">
      <style:graphic-properties draw:auto-grow-height="true" fo:min-height="7.512cm"/>
    </style:style>
    <style:style style:name="pr17" style:family="presentation" style:parent-style-name="Default_20_3-subtitle">
      <style:graphic-properties draw:fill-color="#ffffff" draw:auto-grow-height="true" fo:min-height="3.964cm"/>
    </style:style>
    <style:style style:name="pr18" style:family="presentation" style:parent-style-name="Default_20_3-notes">
      <style:graphic-properties draw:fill-color="#ffffff" draw:auto-grow-height="true" fo:min-height="13.364cm"/>
    </style:style>
    <style:style style:name="pr19"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 fo:font-size="34pt" fo:language="cs" fo:country="CZ" style:font-size-asian="34pt" style:font-size-complex="34pt"/>
    </style:style>
    <style:style style:name="P6" style:family="paragraph">
      <style:text-properties style:font-name="Source Sans Pro1"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1"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text-properties style:font-name="Source Sans Pro1" fo:font-size="26pt" fo:language="cs" fo:country="CZ" style:font-size-asian="26pt" style:font-size-complex="26pt"/>
    </style:style>
    <style:style style:name="P12" style:family="paragraph">
      <style:paragraph-properties fo:text-align="center"/>
    </style:style>
    <style:style style:name="P13" style:family="paragraph">
      <loext:graphic-properties draw:fill-color="#ffffff"/>
      <style:paragraph-properties fo:text-align="center"/>
      <style:text-properties fo:color="#111111" style:font-name="Source Sans Pro Semibold" fo:font-size="18pt" fo:language="cs" fo:country="CZ" style:font-size-asian="18pt" style:font-size-complex="18pt"/>
    </style:style>
    <style:style style:name="P14" style:family="paragraph">
      <loext:graphic-properties draw:fill="none" draw:fill-color="#ffffff"/>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1"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font-weight="bold" style:font-weight-asian="bold" style:font-weight-complex="bold"/>
    </style:style>
    <style:style style:name="T23" style:family="text">
      <style:text-properties fo:color="#999999"/>
    </style:style>
    <style:style style:name="T24" style:family="text">
      <style:text-properties fo:font-size="20pt"/>
    </style:style>
    <style:style style:name="T25" style:family="text">
      <style:text-properties fo:font-size="18pt" style:font-size-asian="18pt" style:font-size-complex="18pt"/>
    </style:style>
    <style:style style:name="T26" style:family="text">
      <style:text-properties fo:color="#808080" fo:font-size="26pt" fo:background-color="transparent" style:font-size-asian="26pt" style:font-size-complex="26pt"/>
    </style:style>
    <style:style style:name="T27" style:family="text">
      <style:text-properties fo:font-size="26pt" fo:font-weight="normal" style:font-size-asian="26pt" style:font-weight-asian="normal" style:font-size-complex="26pt" style:font-weight-complex="normal"/>
    </style:style>
    <style:style style:name="T28" style:family="text">
      <style:text-properties fo:font-size="22pt" fo:font-style="italic" style:font-size-asian="22pt" style:font-style-asian="italic" style:font-size-complex="22pt" style:font-style-complex="italic"/>
    </style:style>
    <style:style style:name="T29" style:family="text">
      <style:text-properties style:use-window-font-color="true"/>
    </style:style>
    <style:style style:name="T30" style:family="text">
      <style:text-properties fo:font-size="18pt" fo:font-style="italic" style:font-size-asian="18pt" style:font-style-asian="italic" style:font-size-complex="18pt" style:font-style-complex="italic"/>
    </style:style>
    <style:style style:name="T31" style:family="text">
      <style:text-properties fo:font-size="48pt" fo:font-weight="normal" style:font-size-asian="48pt" style:font-weight-asian="normal" style:font-size-complex="48pt" style:font-weight-complex="normal"/>
    </style:style>
    <style:style style:name="T32" style:family="text">
      <style:text-properties fo:font-style="normal" style:font-style-asian="normal" style:font-style-complex="normal"/>
    </style:style>
    <style:style style:name="T33" style:family="text">
      <style:text-properties fo:color="#ce181e" fo:font-weight="bold" style:font-weight-asian="bold" style:font-weight-complex="bold"/>
    </style:style>
    <style:style style:name="T34" style:family="text">
      <style:text-properties style:font-name="Source Sans Pro1" fo:font-size="36pt" fo:language="cs" fo:country="CZ" style:font-size-asian="36pt" style:font-size-complex="36pt"/>
    </style:style>
    <style:style style:name="T35" style:family="text">
      <style:text-properties style:font-name="Source Sans Pro1" fo:font-size="12pt" fo:language="cs" fo:country="CZ" style:font-size-asian="12pt" style:font-size-complex="12pt"/>
    </style:style>
    <style:style style:name="T36" style:family="text">
      <style:text-properties style:font-name="Source Sans Pro1" fo:font-size="16pt" fo:language="cs" fo:country="CZ" style:font-size-asian="16pt" style:font-size-complex="16pt"/>
    </style:style>
    <style:style style:name="T37" style:family="text">
      <style:text-properties fo:color="#111111" style:font-name="Source Sans Pro Semibold" fo:font-size="18pt" fo:language="cs" fo:country="CZ" style:font-size-asian="18pt" style:font-size-complex="18pt"/>
    </style:style>
    <style:style style:name="T38"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anim:par presentation:node-type="timing-root">
          <anim:par smil:begin="id1.begin">
            <anim:transitionFilter smil:dur="2s" smil:type="miscShapeWipe" smil:subtype="diamond"/>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xml:id="id2" draw:id="id2">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anim:par presentation:node-type="timing-root">
          <anim:par smil:begin="id2.begin">
            <anim:transitionFilter smil:dur="2s" smil:type="miscShapeWipe" smil:subtype="diamond"/>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Co to je AppArmor?</text:spa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řízení přístupu sloužící ke zvýšení počítačové bezpečnosti. </text:span></text:p>
                <text:p><text:span text:style-name="T3">AppArmor umožňuje definovat oprávnění k provedení určité operace na úrovni jednotlivých procesů v závislosti na umístění spustitelného souboru tím, že na kritická místa jádra umisťuje volání svých kontrolních rutin. Tím dochází ke zvýšení režie systému, avšak je možné zabránit programu, aby provedl potenciálně nebezpečnou akci, která může vést k narušení bezpečnosti (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Obecné informace</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profily, které 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distribučních kanálech</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3" draw:master-page-name="Default_20_2" presentation:presentation-page-layout-name="AL2T1">
        <office:forms form:automatic-focus="false" form:apply-design-mode="false"/>
        <draw:frame presentation:style-name="pr4" draw:text-style-name="P3" draw:layer="layout" svg:width="19.21cm" svg:height="5.908cm" svg:x="1.4cm" svg:y="3.116cm" presentation:class="title" presentation:user-transformed="true">
          <draw:text-box>
            <text:p><text:span text:style-name="T3">K čemu slouží a proč jej používat?</text:span></text:p>
          </draw:text-box>
        </draw:frame>
        <presentation:notes draw:style-name="dp2">
          <draw:page-thumbnail draw:style-name="gr1" draw:layer="layout" svg:width="19.798cm" svg:height="11.136cm" svg:x="0.6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7"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riziko kompromitace systému, tlumí </text:span><text:span text:style-name="T9">dopady</text:span><text:span text:style-name="T8"> 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je v "</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3"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presentation:notes draw:style-name="dp2">
          <draw:page-thumbnail draw:style-name="gr1" draw:layer="layout" svg:width="19.798cm" svg:height="11.136cm" svg:x="0.6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Kde AppArmor najdeme?</text:spa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3"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presentation:notes draw:style-name="dp2">
          <draw:page-thumbnail draw:style-name="gr1" draw:layer="layout" svg:width="19.798cm" svg:height="11.136cm" svg:x="0.6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7"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0" presentation:class="page"/>
          <draw:frame presentation:style-name="pr8"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3"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presentation:notes draw:style-name="dp2">
          <draw:page-thumbnail draw:style-name="gr1" draw:layer="layout" svg:width="19.798cm" svg:height="11.136cm" svg:x="0.6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Komponenty AppArmor</text:span></text:p>
          </draw:text-box>
        </draw:frame>
        <draw:frame presentation:style-name="pr7"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2" presentation:class="page"/>
          <draw:frame presentation:style-name="pr8"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3"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3">Jak to funguje?</text:span></text:p>
          </draw:text-box>
        </draw:frame>
        <presentation:notes draw:style-name="dp2">
          <draw:page-thumbnail draw:style-name="gr1" draw:layer="layout" svg:width="19.798cm" svg:height="11.136cm" svg:x="0.6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Jak to funguje?</text:span></text:p>
          </draw:text-box>
        </draw:frame>
        <draw:frame presentation:style-name="pr7"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4" presentation:class="page"/>
          <draw:frame presentation:style-name="pr8"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Určení módu - příklad</text:span></text:p>
          </draw:text-box>
        </draw:frame>
        <draw:frame presentation:style-name="pr7"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5" presentation:class="page"/>
          <draw:frame presentation:style-name="pr8" draw:text-style-name="P9" draw:layer="layout" svg:width="16.799cm" svg:height="13.364cm" svg:x="2.1cm" svg:y="14.107cm" presentation:class="notes">
            <draw:text-box>
              <text:p><text:span text:style-name="T16">[//attach_disconnected]: tzn. Akceptovat vracene odpojene cesty(bez / na zacatku)</text:span></text:p>
              <text:p><text:span text:style-name="T16">[//disable]: # „disable znamena, ze je profil nebude nacten ani po rebootu“</text:span></text:p>
            </draw:text-box>
          </draw:frame>
        </presentation:notes>
      </draw:page>
      <draw:page draw:name="page16" draw:style-name="dp3"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presentation:notes draw:style-name="dp2">
          <draw:page-thumbnail draw:style-name="gr1" draw:layer="layout" svg:width="19.798cm" svg:height="11.136cm" svg:x="0.6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Instalace na open(SUSE)</text:span></text:p>
          </draw:text-box>
        </draw:frame>
        <draw:frame presentation:style-name="pr7"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7" presentation:class="page"/>
          <draw:frame presentation:style-name="pr8"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7"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p/>
                <text:p><text:span text:style-name="T22">Verze apparmoru</text:span></text:p>
              </text:list-item>
              <text:list-item>
                <text:p>/sbin/apparmor_parser -V</text:p>
              </text:list-item>
            </text:list>
          </draw:text-box>
        </draw:frame>
        <draw:frame draw:style-name="gr1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8" presentation:class="page"/>
          <draw:frame presentation:style-name="pr8" draw:text-style-name="P9" draw:layer="layout" svg:width="16.799cm" svg:height="13.364cm" svg:x="2.1cm" svg:y="14.107cm" presentation:class="notes" presentation:placeholder="true">
            <draw:text-box/>
          </draw:frame>
        </presentation:notes>
      </draw:page>
      <draw:page draw:name="page19" draw:style-name="dp3" draw:master-page-name="Default_20_2" presentation:presentation-page-layout-name="AL2T1">
        <draw:frame presentation:style-name="pr4" draw:text-style-name="P3" draw:layer="layout" svg:width="19.21cm" svg:height="5.908cm" svg:x="1.4cm" svg:y="3.016cm" presentation:class="title" presentation:user-transformed="true">
          <draw:text-box>
            <text:p><text:span text:style-name="T3">Jak AppArmor ovládat?</text:span></text:p>
          </draw:text-box>
        </draw:frame>
        <presentation:notes draw:style-name="dp2">
          <draw:page-thumbnail draw:style-name="gr1" draw:layer="layout" svg:width="19.798cm" svg:height="11.136cm" svg:x="0.6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Jak AppArmor ovládat - nástroje</text:span></text:p>
          </draw:text-box>
        </draw:frame>
        <draw:frame presentation:style-name="pr7"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3">logprof</text:span>`</text:p>
              </text:list-item>
            </text:list>
          </draw:text-box>
        </draw:frame>
        <draw:frame draw:style-name="gr1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0" presentation:class="page"/>
          <draw:frame presentation:style-name="pr8" draw:text-style-name="P9" draw:layer="layout" svg:width="16.799cm" svg:height="13.364cm" svg:x="2.1cm" svg:y="14.107cm" presentation:class="notes" presentation:user-transformed="true">
            <draw:text-box>
              <text:p><text:span text:style-name="T24"/></text:p>
              <text:p><text:span text:style-name="T24"/></text:p>
            </draw:text-box>
          </draw:frame>
          <draw:frame presentation:style-name="pr8" draw:text-style-name="P9" draw:layer="layout" svg:width="16.799cm" svg:height="13.364cm" svg:x="2.09cm" svg:y="14.107cm">
            <draw:text-box>
              <text:p><text:span text:style-name="T16">[//logprof]: # "updatovani profilu"</text:span></text:p>
            </draw:text-box>
          </draw:frame>
        </presentation:notes>
      </draw:page>
      <draw:page draw:name="page21"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Jak AppArmor ovládat - konfiguráky</text:span></text:p>
          </draw:text-box>
        </draw:frame>
        <draw:frame presentation:style-name="pr7" draw:text-style-name="P6" draw:layer="layout" svg:width="25.199cm" svg:height="10.79cm" svg:x="1.4cm" svg:y="3.685cm" presentation:class="outline" presentation:user-transformed="true">
          <draw:text-box>
            <text:list text:style-name="L2">
              <text:list-item>
                <text:p>/etc/apparmor/</text:p>
                <text:p><text:span text:style-name="T25">`easyprof.conf</text:span></text:p>
                <text:p><text:span text:style-name="T25">logprof.conf</text:span></text:p>
                <text:p><text:span text:style-name="T25">notify.conf</text:span></text:p>
                <text:p><text:span text:style-name="T25">parser.conf</text:span></text:p>
                <text:p><text:span text:style-name="T25">reports.conf</text:span></text:p>
                <text:p><text:span text:style-name="T25">reports.crontab</text:span></text:p>
                <text:p><text:span text:style-name="T25">subdomain.conf`</text:span></text:p>
                <text:p/>
              </text:list-item>
            </text:list>
          </draw:text-box>
        </draw:frame>
        <draw:frame draw:style-name="gr1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1" presentation:class="page"/>
          <draw:frame presentation:style-name="pr8" draw:text-style-name="P9" draw:layer="layout" svg:width="16.799cm" svg:height="13.364cm" svg:x="2.1cm" svg:y="14.107cm" presentation:class="notes" presentation:user-transformed="true">
            <draw:text-box>
              <text:p/>
              <text:p/>
            </draw:text-box>
          </draw:frame>
          <draw:frame presentation:style-name="pr8" draw:text-style-name="P9" draw:layer="layout" svg:width="16.799cm" svg:height="13.364cm" svg:x="2.09cm" svg:y="14.107cm">
            <draw:text-box>
              <text:p><text:span text:style-name="T16">V konfigurakach jsou definovane cesty napr. </text:span></text:p>
              <text:p><text:span text:style-name="T16">- k sablonam easyprof nebo adresar politik</text:span></text:p>
              <text:p><text:span text:style-name="T16">- parser tam ma napr. Pouziti cache</text:span></text:p>
              <text:p><text:span text:style-name="T16"/></text:p>
              <text:p><text:span text:style-name="T16"><text:s text:c="2"/></text:span></text:p>
            </draw:text-box>
          </draw:frame>
        </presentation:notes>
      </draw:page>
      <draw:page draw:name="page22" draw:style-name="dp3" draw:master-page-name="Default_20_2" presentation:presentation-page-layout-name="AL2T1">
        <draw:frame presentation:style-name="pr4" draw:text-style-name="P3" draw:layer="layout" svg:width="19.21cm" svg:height="5.908cm" svg:x="1.4cm" svg:y="3.016cm" presentation:class="title" presentation:user-transformed="true">
          <draw:text-box>
            <text:p>Logování</text:p>
          </draw:text-box>
        </draw:frame>
        <presentation:notes draw:style-name="dp2">
          <draw:page-thumbnail draw:style-name="gr1" draw:layer="layout" svg:width="19.798cm" svg:height="11.136cm" svg:x="0.6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3" draw:master-page-name="Default_20_1" presentation:presentation-page-layout-name="AL2T1">
        <draw:frame presentation:style-name="pr6" draw:text-style-name="P5" draw:layer="layout" svg:width="25.199cm" svg:height="2.629cm" svg:x="1.4cm" svg:y="0.628cm" presentation:class="title" presentation:user-transformed="true">
          <draw:text-box>
            <text:p><text:span text:style-name="T3">Logovaní</text:span></text:p>
          </draw:text-box>
        </draw:frame>
        <draw:frame presentation:style-name="pr7"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3"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4" draw:style-name="dp3" draw:master-page-name="Default_20_2" presentation:presentation-page-layout-name="AL2T1">
        <office:forms form:automatic-focus="false" form:apply-design-mode="false"/>
        <draw:frame presentation:style-name="pr4" draw:text-style-name="P3" draw:layer="layout" svg:width="20.296cm" svg:height="5.908cm" svg:x="1.4cm" svg:y="3.016cm" presentation:class="title" presentation:user-transformed="true">
          <draw:text-box>
            <text:p>Abstrakce a dynamické profily</text:p>
          </draw:text-box>
        </draw:frame>
        <presentation:notes draw:style-name="dp2">
          <draw:page-thumbnail draw:style-name="gr1" draw:layer="layout" svg:width="19.798cm" svg:height="11.136cm" svg:x="0.6cm" svg:y="2.257cm" draw:page-number="24" presentation:class="page"/>
          <draw:frame presentation:style-name="pr5" draw:text-style-name="P9" draw:layer="layout" svg:width="16.799cm" svg:height="13.364cm" svg:x="2.1cm" svg:y="14.107cm" presentation:class="notes" presentation:placeholder="true">
            <draw:text-box/>
          </draw:frame>
        </presentation:notes>
      </draw:page>
      <draw:page draw:name="page25"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Abstrakce – základní informace</text:span></text:p>
          </draw:text-box>
        </draw:frame>
        <draw:frame presentation:style-name="pr7" draw:text-style-name="P11" draw:layer="layout" svg:width="25.199cm" svg:height="10.79cm" svg:x="1.4cm" svg:y="3.685cm" presentation:class="outline" presentation:user-transformed="true">
          <draw:text-box>
            <text:list text:style-name="L2">
              <text:list-item>
                <text:p><text:span text:style-name="T19">jedná se o profily, které definují „</text:span><text:span text:style-name="T26">chování</text:span><text:span text:style-name="T19">“</text:span></text:p>
              </text:list-item>
              <text:list-item>
                <text:p><text:span text:style-name="T19">umístění ve složce `/etc/apparmor.d/</text:span><text:span text:style-name="T20">abstractions</text:span><text:span text:style-name="T19">`</text:span></text:p>
              </text:list-item>
              <text:list-item>
                <text:p><text:span text:style-name="T19">možné použít ke „</text:span><text:span text:style-name="T20">seskupení</text:span><text:span text:style-name="T19">“ profilů např.:</text:span></text:p>
                <text:p><text:span text:style-name="T19">imaginarní profil `abstractions/profilx</text:span><text:span text:style-name="T27">`</text:span></text:p>
                <text:p><text:span text:style-name="T28"><text:s text:c="2"/></text:span><text:span text:style-name="T28">#include &lt;abstractions/base&gt;</text:span></text:p>
                <text:p><text:span text:style-name="T28"><text:s text:c="2"/></text:span><text:span text:style-name="T28">#include &lt;abstractions/consoles&gt;</text:span></text:p>
                <text:p><text:span text:style-name="T28"><text:s text:c="2"/></text:span><text:span text:style-name="T28">#include &lt;abstractions/nameservice&gt;</text:span></text:p>
              </text:list-item>
            </text:list>
          </draw:text-box>
        </draw:frame>
        <draw:frame draw:style-name="gr1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5"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chovani]: <text:s/></text:span></text:p>
              <text:p><text:span text:style-name="T16">„</text:span><text:span text:style-name="T16">co dana aplikace(skupina aplikaci) potrebuje – napr. neuvadeji se zde vetsinou prime cesty, ale např.:</text:span></text:p>
              <text:p><text:span text:style-name="T16">- zastupné zobrazeni ${HOME}</text:span></text:p>
              <text:p><text:span text:style-name="T16">- potrebuji pristup k vytvoreni socketu</text:span></text:p>
              <text:p><text:span text:style-name="T16"/></text:p>
              <text:p><text:span text:style-name="T16">[abstractions]:</text:span></text:p>
              <text:p><text:span text:style-name="T16">- není mandatorni umisteni</text:span></text:p>
              <text:p><text:span text:style-name="T16">- pristupuje se relativne k rootu profilu(vyse zminena cesta je koren)</text:span></text:p>
              <text:p><text:span text:style-name="T16"/></text:p>
              <text:p><text:span text:style-name="T16">[seskupeni]:</text:span></text:p>
              <text:p><text:span text:style-name="T16">Timto definujeme, aby profilx uz obsahoval </text:span></text:p>
              <text:p><text:span text:style-name="T16">- pristup k siti</text:span></text:p>
              <text:p><text:span text:style-name="T16">- ke konzolim</text:span></text:p>
              <text:p><text:span text:style-name="T16">- a prekladu jmen</text:span></text:p>
              <text:p><text:span text:style-name="T16"/></text:p>
              <text:p><text:span text:style-name="T16">Takze místo vkladani 3 #include od ted muzeme pouzit jen #include &lt;abstrations/profilx&gt;</text:span></text:p>
            </draw:text-box>
          </draw:frame>
        </presentation:notes>
      </draw:page>
      <draw:page draw:name="page26"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Dynamické profily - lokální</text:span></text:p>
          </draw:text-box>
        </draw:frame>
        <draw:frame presentation:style-name="pr7" draw:text-style-name="P11" draw:layer="layout" svg:width="25.199cm" svg:height="10.79cm" svg:x="1.4cm" svg:y="3.685cm" presentation:class="outline" presentation:user-transformed="true">
          <draw:text-box>
            <text:list text:style-name="L2">
              <text:list-item>
                <text:p>Lokální profily vs vytvoření ze šablony</text:p>
              </text:list-item>
              <text:list-item>
                <text:p><text:span text:style-name="T29">lokální</text:span> profil</text:p>
                <text:list>
                  <text:list-item>
                    <text:p>umožňuje definovat rozdílná práva(sub-profily)</text:p>
                  </text:list-item>
                  <text:list-item>
                    <text:p>vhodné např. pro <text:span text:style-name="T23">forknutí</text:span> potomka</text:p>
                    <text:p><text:span text:style-name="T30"><text:s text:c="2"/></text:span><text:span text:style-name="T30">/parent/profile {</text:span></text:p>
                    <text:p><text:span text:style-name="T30"><text:s text:c="5"/></text:span><text:span text:style-name="T30">..</text:span></text:p>
                    <text:p><text:span text:style-name="T30"><text:s text:c="5"/></text:span><text:span text:style-name="T30">profile local/profile {</text:span></text:p>
                  </text:list-item>
                  <text:list-item>
                    <text:p>slouží pro uvěznění procesů, které mohou mít rozdílné <text:span text:style-name="T23">parametry</text:span></text:p>
                  </text:list-item>
                </text:list>
              </text:list-item>
              <text:list-item>
                <text:p/>
              </text:list-item>
            </text:list>
          </draw:text-box>
        </draw:frame>
        <draw:frame draw:style-name="gr1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6"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4.631cm" svg:x="2.09cm" svg:y="14.107cm">
            <draw:text-box>
              <text:p><text:span text:style-name="T16">[forknuti]:</text:span></text:p>
              <text:p><text:span text:style-name="T16">Nebo jineho procesu</text:span></text:p>
              <text:p><text:span text:style-name="T16"/></text:p>
              <text:p><text:span text:style-name="T16">priklad</text:span></text:p>
              <text:p><text:span text:style-name="T16">- Aplikace A ma svůj apparmor profil /bin/aplikacea</text:span></text:p>
              <text:p><text:span text:style-name="T16">- aplikuje se na ni profil </text:span></text:p>
              <text:p><text:span text:style-name="T16">- v profilu dale obsahuje </text:span></text:p>
              <text:p><text:span text:style-name="T16">- lokalni profil je <text:s/>standardne definovan v tomtez profilu</text:span></text:p>
              <text:p><text:span text:style-name="T16"/></text:p>
              <text:p><text:span text:style-name="T16">[parametry]:</text:span></text:p>
              <text:p><text:span text:style-name="T16">jako priklad si muzeme vzit libvirt</text:span></text:p>
              <text:p><text:span text:style-name="T16">- spravuje virtualky pres qemu nebo kontejner pres lxc s jinymi capabilities</text:span></text:p>
              <text:p><text:span text:style-name="T16">- uloziste dat muze byt rozdilne</text:span></text:p>
              <text:p><text:span text:style-name="T16">Takze nez to mit povolene pro vsechny, tak se definuji specificke pozadavky zvlast</text:span></text:p>
              <text:p><text:span text:style-name="T16"/></text:p>
              <text:p><text:span text:style-name="T16"/></text:p>
              <text:p><text:span text:style-name="T16"/></text:p>
              <text:p><text:span text:style-name="T16"><text:s text:c="2"/></text:span></text:p>
              <text:p><text:span text:style-name="T16"/></text:p>
            </draw:text-box>
          </draw:frame>
        </presentation:notes>
      </draw:page>
      <draw:page draw:name="page27"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text:span text:style-name="T3">Dynamické profily - šablony</text:span></text:p>
          </draw:text-box>
        </draw:frame>
        <draw:frame presentation:style-name="pr7" draw:text-style-name="P11" draw:layer="layout" svg:width="25.199cm" svg:height="10.79cm" svg:x="1.4cm" svg:y="3.685cm" presentation:class="outline" presentation:user-transformed="true">
          <draw:text-box>
            <text:list text:style-name="L2">
              <text:list-item>
                <text:p><text:span text:style-name="T23">spolupráce</text:span> aplikace</text:p>
              </text:list-item>
              <text:list-item>
                <text:p>vytvoření/modifikace či odstranění dle potřeby</text:p>
              </text:list-item>
              <text:list-item>
                <text:p>povolí se nezbytně potřebné přístupy(šité na míru)</text:p>
              </text:list-item>
            </text:list>
          </draw:text-box>
        </draw:frame>
        <draw:frame draw:style-name="gr1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7"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8" draw:text-style-name="P9" draw:layer="layout" svg:width="16.799cm" svg:height="13.364cm" svg:x="2.09cm" svg:y="14.107cm">
            <draw:text-box>
              <text:p><text:span text:style-name="T16">Ano je to mozne, ale je potreba spoluprace aplikace</text:span></text:p>
              <text:p><text:span text:style-name="T16"/></text:p>
              <text:p><text:span text:style-name="T16">[spoluprace]:</text:span></text:p>
              <text:p><text:span text:style-name="T16">Demonstrace na libvirtu(vm/containery)</text:span></text:p>
              <text:p><text:span text:style-name="T16">- apparmor poskytuje definovany zaklad pro poustene vms/containery</text:span></text:p>
              <text:p><text:span text:style-name="T16">- apparmor profily sam negeneruje, v pripade lilbvirtu je to virt-aa-helper, který dle potreby vytvori profil ze sablony „TEMPLATE-{qemu,lxc}</text:span></text:p>
              <text:p><text:span text:style-name="T16">- libvirt dal operuje pod svým libvirt profilem, ale forknuty vm uz pod svým „s UUID“</text:span></text:p>
              <text:p><text:span text:style-name="T16">- po vypnuti vm dojde k odnacteni <text:s/>profilu z kernelu</text:span></text:p>
              <text:p><text:span text:style-name="T16"/></text:p>
              <text:p><text:span text:style-name="T16"/></text:p>
              <text:p><text:span text:style-name="T16"><text:s text:c="2"/></text:span></text:p>
              <text:p><text:span text:style-name="T16"/></text:p>
            </draw:text-box>
          </draw:frame>
        </presentation:notes>
      </draw:page>
      <draw:page draw:name="page28"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AppArmor a Kontejnery</text:p>
          </draw:text-box>
        </draw:frame>
        <presentation:notes draw:style-name="dp2">
          <draw:page-thumbnail draw:style-name="gr1" draw:layer="layout" svg:width="19.798cm" svg:height="11.136cm" svg:x="0.6cm" svg:y="2.257cm" draw:page-number="28" presentation:class="page"/>
          <draw:frame presentation:style-name="pr5" draw:text-style-name="P9" draw:layer="layout" svg:width="16.799cm" svg:height="13.364cm" svg:x="2.1cm" svg:y="14.107cm" presentation:class="notes" presentation:placeholder="true">
            <draw:text-box/>
          </draw:frame>
        </presentation:notes>
      </draw:page>
      <draw:page draw:name="page29"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AA a kontejnery</text:p>
          </draw:text-box>
        </draw:frame>
        <draw:frame presentation:style-name="pr7" draw:text-style-name="P6" draw:layer="layout" svg:width="25.199cm" svg:height="10.79cm" svg:x="1.4cm" svg:y="3.685cm" presentation:class="outline" presentation:user-transformed="true">
          <draw:text-box>
            <text:list text:style-name="L2">
              <text:list-item>
                <text:p>kontejnery stejně jako VM mohou běžet ve svázaném režimu</text:p>
              </text:list-item>
              <text:list-item>
                <text:p>podobný princip jako u VM</text:p>
                <text:list>
                  <text:list-item>
                    <text:p>kontejnerizační démon má vlastní nesdílený profil</text:p>
                  </text:list-item>
                  <text:list-item>
                    <text:p>dále existuje <text:span text:style-name="T23">základní</text:span> profil pro kontejnery</text:p>
                  </text:list-item>
                  <text:list-item>
                    <text:p>musí být <text:span text:style-name="T23">načten</text:span> v jádrě</text:p>
                  </text:list-item>
                </text:list>
              </text:list-item>
              <text:list-item>
                <text:p>podpora tzn. `<text:span text:style-name="T23">profile namespace</text:span>`</text:p>
                <text:list>
                  <text:list-header>
                    <text:p/>
                  </text:list-header>
                </text:list>
              </text:list-item>
            </text:list>
          </draw:text-box>
        </draw:frame>
        <draw:frame draw:style-name="gr19" draw:text-style-name="P7" draw:layer="layout" svg:width="25.199cm" svg:height="2.629cm" svg:x="1.401cm" svg:y="0.629cm">
          <draw:text-box>
            <text:p/>
          </draw:text-box>
        </draw:frame>
        <presentation:notes draw:style-name="dp2">
          <draw:frame presentation:style-name="pr8" draw:text-style-name="P9" draw:layer="layout" svg:width="16.799cm" svg:height="13.364cm" svg:x="2.1cm" svg:y="14.107cm" presentation:class="notes" presentation:user-transformed="true">
            <draw:text-box>
              <text:p><text:span text:style-name="T16">[zakladni]:</text:span></text:p>
              <text:p><text:span text:style-name="T16">V případě dockeru se jedná o „docker-default“</text:span></text:p>
              <text:p><text:span text:style-name="T16">- základní profil je použit ke generování personalizovaných profilů pro běžící kontejnery </text:span></text:p>
              <text:p><text:span text:style-name="T16"/></text:p>
              <text:p><text:span text:style-name="T16">- je možné instruovat kontejneriyacni nastroj k pouziti profilu jineho (predava se zpravidla parametrem ci v konfiguracnim souboru</text:span></text:p>
              <text:p><text:span text:style-name="T16"/></text:p>
              <text:p><text:span text:style-name="T16">[načten]:</text:span></text:p>
              <text:p><text:span text:style-name="T16">- ke generování profil umůže docházet v /etc/apparmor.d/docker nebo v tmpfs </text:span></text:p>
              <text:p><text:span text:style-name="T16"/></text:p>
              <text:p><text:span text:style-name="T16">[profile namespace]:</text:span></text:p>
              <text:p><text:span text:style-name="T16">Nekteri uz jiste tusi…. Jedna se o schopnost profilu bezet v jinem namespacu (zname zejména z kontejneru ci vhosty)</text:span></text:p>
            </draw:text-box>
          </draw:frame>
          <draw:page-thumbnail draw:style-name="gr1" draw:layer="layout" svg:width="19.798cm" svg:height="11.136cm" svg:x="0.6cm" svg:y="2.257cm" draw:page-number="29" presentation:class="page"/>
        </presentation:notes>
      </draw:page>
      <draw:page draw:name="page30" draw:style-name="dp3" draw:master-page-name="Default_20_2" presentation:presentation-page-layout-name="AL2T1">
        <office:forms form:automatic-focus="false" form:apply-design-mode="false"/>
        <draw:frame presentation:style-name="pr4" draw:text-style-name="P3" draw:layer="layout" svg:width="20.375cm" svg:height="5.908cm" svg:x="1.4cm" svg:y="3.016cm" presentation:class="title" presentation:user-transformed="true">
          <draw:text-box>
            <text:p>Co AppArmor nedělá?<text:line-break/> :)</text:p>
          </draw:text-box>
        </draw:frame>
        <presentation:notes draw:style-name="dp2">
          <draw:page-thumbnail draw:style-name="gr1" draw:layer="layout" svg:width="19.798cm" svg:height="11.136cm" svg:x="0.6cm" svg:y="2.257cm" draw:page-number="30" presentation:class="page"/>
          <draw:frame presentation:style-name="pr5" draw:text-style-name="P9" draw:layer="layout" svg:width="16.799cm" svg:height="13.364cm" svg:x="2.1cm" svg:y="14.107cm" presentation:class="notes" presentation:placeholder="true">
            <draw:text-box/>
          </draw:frame>
        </presentation:notes>
      </draw:page>
      <draw:page draw:name="page31"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Co AppArmor nedělá </text:p>
          </draw:text-box>
        </draw:frame>
        <draw:frame presentation:style-name="pr7"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2">nejedná se o 100% ochranu proti všem 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
              </text:list-item>
            </text:list>
          </draw:text-box>
        </draw:frame>
        <draw:frame draw:style-name="gr20"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1" presentation:class="page"/>
          <draw:frame presentation:style-name="pr8" draw:text-style-name="P9" draw:layer="layout" svg:width="16.799cm" svg:height="13.364cm" svg:x="2.1cm" svg:y="14.107cm" presentation:class="notes">
            <draw:text-box>
              <text:p><text:span text:style-name="T16">[conedela1]:</text:span></text:p>
              <text:p><text:span text:style-name="T16"><text:s/></text:span><text:span text:style-name="T16">"není všespásný, obsahuje bugy"</text:span></text:p>
              <text:p><text:span text:style-name="T16"/></text:p>
              <text:p><text:span text:style-name="T16"/></text:p>
            </draw:text-box>
          </draw:frame>
        </presentation:notes>
      </draw:page>
      <draw:page draw:name="page32"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Jaké jsou nevýhody? </text:p>
          </draw:text-box>
        </draw:frame>
        <draw:frame presentation:style-name="pr7" draw:text-style-name="P6" draw:layer="layout" svg:width="25.199cm" svg:height="10.79cm" svg:x="1.4cm" svg:y="3.685cm" presentation:class="outline" presentation:user-transformed="true">
          <draw:text-box>
            <text:list text:style-name="L2">
              <text:list-item>
                <text:p>neaplikuje se na „už běžící“ procesy</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2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2" presentation:class="page"/>
          <draw:frame presentation:style-name="pr8" draw:text-style-name="P9" draw:layer="layout" svg:width="16.799cm" svg:height="13.364cm" svg:x="2.1cm" svg:y="14.107cm" presentation:class="notes" presentation:user-transformed="true">
            <draw:text-box>
              <text:p><text:span text:style-name="T16">[nevyhody]:</text:span></text:p>
              <text:p><text:span text:style-name="T16">- mozna v nekterých distribucích je, alt. yast</text:span></text:p>
              <text:p><text:span text:style-name="T16"/></text:p>
            </draw:text-box>
          </draw:frame>
        </presentation:notes>
      </draw:page>
      <draw:page draw:name="page33"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 <text:line-break/>i abstrakce</text:p>
          </draw:text-box>
        </draw:frame>
        <presentation:notes draw:style-name="dp2">
          <draw:page-thumbnail draw:style-name="gr1" draw:layer="layout" svg:width="19.798cm" svg:height="11.136cm" svg:x="0.6cm" svg:y="2.257cm" draw:page-number="33" presentation:class="page"/>
          <draw:frame presentation:style-name="pr5" draw:text-style-name="P9" draw:layer="layout" svg:width="16.799cm" svg:height="13.364cm" svg:x="2.1cm" svg:y="14.107cm" presentation:class="notes" presentation:placeholder="true">
            <draw:text-box/>
          </draw:frame>
        </presentation:notes>
      </draw:page>
      <draw:page draw:name="page34" draw:style-name="dp3" draw:master-page-name="Default_20_1_5f_" presentation:presentation-page-layout-name="AL2T1">
        <office:forms form:automatic-focus="false" form:apply-design-mode="false"/>
        <draw:frame presentation:style-name="pr11" draw:text-style-name="P5" draw:layer="layout" svg:width="25.199cm" svg:height="2.795cm" svg:x="1.4cm" svg:y="0.545cm" presentation:class="title" presentation:user-transformed="true">
          <draw:text-box>
            <text:p>Bonus: soubor(profil) AppArmor politiky</text:p>
          </draw:text-box>
        </draw:frame>
        <draw:frame presentation:style-name="pr12"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2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4" presentation:class="page"/>
          <draw:frame presentation:style-name="pr13" draw:text-style-name="P9" draw:layer="layout" svg:width="16.799cm" svg:height="14.954cm" svg:x="2.1cm" svg:y="14.107cm" presentation:class="notes" presentation:user-transformed="true">
            <draw:text-box>
              <text:p><text:span text:style-name="T16">[//profil]: # "profil by mel odrazet to pro co byl napsan"</text:span></text:p>
              <text:p><text:span text:style-name="T16">[//kod]: # "</text:span></text:p>
              <text:p><text:span text:style-name="T16"><text:s text:c="4"/></text:span><text:span text:style-name="T16">čtení: r</text:span></text:p>
              <text:p><text:span text:style-name="T16"><text:s text:c="4"/></text:span><text:span text:style-name="T16">zápis: w</text:span></text:p>
              <text:p><text:span text:style-name="T16"><text:s text:c="4"/></text:span><text:span text:style-name="T16">připojení dat: a</text:span></text:p>
              <text:p><text:span text:style-name="T16"><text:s text:c="4"/></text:span><text:span text:style-name="T16">zamknutí souboru: k</text:span></text:p>
              <text:p><text:span text:style-name="T16"><text:s text:c="4"/></text:span><text:span text:style-name="T16">spuštění programu v případě, že má aktivní profil: px</text:span></text:p>
              <text:p><text:span text:style-name="T16"><text:s text:c="4"/></text:span><text:span text:style-name="T16">stejné jako u px, jen nepředává systémové proměnné: Px</text:span></text:p>
              <text:p><text:span text:style-name="T16"><text:s text:c="4"/></text:span><text:span text:style-name="T16">bezpodmínečné spuštění programu: ux</text:span></text:p>
              <text:p><text:span text:style-name="T16"><text:s text:c="4"/></text:span><text:span text:style-name="T16">stejné jako u ux, jen nepředává systémové proměnné: Ux</text:span></text:p>
              <text:p><text:span text:style-name="T16"><text:s text:c="4"/></text:span><text:span text:style-name="T16">spuštění programu ve stejném prostředí a se stejnými omezeními jaké má původní program: ix</text:span></text:p>
              <text:p><text:span text:style-name="T16"><text:s text:c="4"/></text:span><text:span text:style-name="T16">vytváření pevných odkazů: I</text:span></text:p>
              <text:p><text:span text:style-name="T16"><text:s text:c="4"/></text:span><text:span text:style-name="T16">umožňuje mapovat spustitelná data do paměti: m</text:span></text:p>
              <text:p><text:span text:style-name="T16">"</text:span></text:p>
              <text:p><text:span text:style-name="T16"/></text:p>
            </draw:text-box>
          </draw:frame>
        </presentation:notes>
      </draw:page>
      <draw:page draw:name="page35"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text:span text:style-name="T3">Bonus: Příklad užití abstrakce AppArmor politiky</text:span></text:p>
          </draw:text-box>
        </draw:frame>
        <draw:frame presentation:style-name="pr7" draw:text-style-name="P6" draw:layer="layout" svg:width="25.199cm" svg:height="10.79cm" svg:x="1.4cm" svg:y="3.685cm" presentation:class="outline" presentation:user-transformed="true">
          <draw:text-box>
            <text:list text:style-name="L2">
              <text:list-header>
                <text:p>#include &lt;tunables/global&gt;</text:p>
                <text:p>/{usr/,}bin/ping {</text:p>
                <text:p><text:span text:style-name="T22"><text:s text:c="2"/></text:span><text:span text:style-name="T22">#include &lt;abstractions/base&gt;</text:span></text:p>
                <text:p><text:span text:style-name="T22"><text:s text:c="2"/></text:span><text:span text:style-name="T22">#include &lt;abstractions/consoles&gt;</text:span></text:p>
                <text:p><text:span text:style-name="T22"><text:s text:c="2"/></text:span><text:span text:style-name="T22">#include &lt;abstractions/nameservice&gt;</text:span></text:p>
                <text:p><text:s text:c="2"/>capability net_raw,</text:p>
                <text:p><text:s text:c="2"/>capability setuid,</text:p>
                <text:p><text:s text:c="2"/>network inet raw,</text:p>
                <text:p><text:s text:c="2"/>network inet6 raw,</text:p>
                <text:p><text:s text:c="2"/>/{,usr/}bin/ping mixr,</text:p>
                <text:p><text:s text:c="2"/>/etc/modules.conf r,</text:p>
                <text:p><text:s text:c="2"/># Site-specific additions and overrides. See local/README for details.</text:p>
                <text:p><text:s text:c="2"/>#include &lt;local/bin.ping&gt;</text:p>
                <text:p/>
              </text:list-header>
            </text:list>
          </draw:text-box>
        </draw:frame>
        <draw:frame draw:style-name="gr2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5" presentation:class="page"/>
          <draw:frame presentation:style-name="pr8"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presentation:notes>
      </draw:page>
      <draw:page draw:name="page36"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presentation:notes draw:style-name="dp2">
          <draw:page-thumbnail draw:style-name="gr1" draw:layer="layout" svg:width="19.798cm" svg:height="11.136cm" svg:x="0.6cm" svg:y="2.257cm" draw:page-number="36" presentation:class="page"/>
          <draw:frame presentation:style-name="pr5" draw:text-style-name="P9" draw:layer="layout" svg:width="16.799cm" svg:height="13.364cm" svg:x="2.1cm" svg:y="14.107cm" presentation:class="notes" presentation:placeholder="true">
            <draw:text-box/>
          </draw:frame>
        </presentation:notes>
      </draw:page>
      <draw:page draw:name="page37"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práce s politikami(ukázka)</text:p>
          </draw:text-box>
        </draw:frame>
        <draw:frame presentation:style-name="pr7"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2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7" presentation:class="page"/>
          <draw:frame presentation:style-name="pr8" draw:text-style-name="P9" draw:layer="layout" svg:width="16.799cm" svg:height="13.364cm" svg:x="2.1cm" svg:y="14.107cm" presentation:class="notes" presentation:placeholder="true">
            <draw:text-box/>
          </draw:frame>
        </presentation:notes>
      </draw:page>
      <draw:page draw:name="page38"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presentation:notes draw:style-name="dp2">
          <draw:page-thumbnail draw:style-name="gr1" draw:layer="layout" svg:width="19.798cm" svg:height="11.136cm" svg:x="0.6cm" svg:y="2.257cm" draw:page-number="38" presentation:class="page"/>
          <draw:frame presentation:style-name="pr5" draw:text-style-name="P9" draw:layer="layout" svg:width="16.799cm" svg:height="13.364cm" svg:x="2.1cm" svg:y="14.107cm" presentation:class="notes" presentation:placeholder="true">
            <draw:text-box/>
          </draw:frame>
        </presentation:notes>
      </draw:page>
      <draw:page draw:name="page39"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snadné vytvoření profilu</text:p>
          </draw:text-box>
        </draw:frame>
        <draw:frame presentation:style-name="pr7"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25" draw:text-style-name="P7" draw:layer="layout" svg:width="25.199cm" svg:height="2.629cm" svg:x="1.401cm" svg:y="0.629cm">
          <draw:text-box>
            <text:p/>
          </draw:text-box>
        </draw:frame>
        <draw:frame presentation:style-name="pr7"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draw:page-thumbnail draw:style-name="gr1" draw:layer="layout" svg:width="19.798cm" svg:height="11.136cm" svg:x="0.6cm" svg:y="2.257cm" draw:page-number="39" presentation:class="page"/>
          <draw:frame presentation:style-name="pr8" draw:text-style-name="P9" draw:layer="layout" svg:width="16.799cm" svg:height="13.364cm" svg:x="2.1cm" svg:y="14.107cm" presentation:class="notes" presentation:user-transformed="true">
            <draw:text-box>
              <text:p>[[//update]]: # "aa-logprof skenuje logy a navrhuje zmeny profilu"</text:p>
              <text:p/>
              <text:p/>
              <text:p/>
            </draw:text-box>
          </draw:frame>
          <draw:frame draw:style-name="gr9" draw:text-style-name="P10" draw:layer="layout" svg:width="16.799cm" svg:height="13.364cm" svg:x="2.101cm" svg:y="14.107cm">
            <draw:text-box>
              <text:p/>
            </draw:text-box>
          </draw:frame>
        </presentation:notes>
      </draw:page>
      <draw:page draw:name="page40"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Otázka pro bystré posluchače <text:span text:style-name="T31"><text:s text:c="3"/></text:span><text:span text:style-name="T31"><text:line-break/></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o_ |o, _o/</text:span> </text:p>
          </draw:text-box>
        </draw:frame>
        <presentation:notes draw:style-name="dp2">
          <draw:page-thumbnail draw:style-name="gr1" draw:layer="layout" svg:width="19.798cm" svg:height="11.136cm" svg:x="0.6cm" svg:y="2.257cm" draw:page-number="40" presentation:class="page"/>
          <draw:frame presentation:style-name="pr5" draw:text-style-name="P9" draw:layer="layout" svg:width="16.799cm" svg:height="13.364cm" svg:x="2.1cm" svg:y="14.107cm" presentation:class="notes" presentation:placeholder="true">
            <draw:text-box/>
          </draw:frame>
        </presentation:notes>
      </draw:page>
      <draw:page draw:name="page41"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Otázka pro bystré posluchače</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23">mám bashový skript(#!/bin/bash) </text:span></text:p>
              </text:list-item>
              <text:list-item>
                <text:p>skript má `enforced` AppArmor profil</text:p>
              </text:list-item>
              <text:list-item>
                <text:p>Profil zakazuje použití <text:span text:style-name="T32">/bin/</text:span>bash</text:p>
              </text:list-item>
              <text:list-item>
                <text:p>při puštění `./bashovy_skript.sh` je přístup k bashi <text:span text:style-name="T33">správně zakázán</text:span></text:p>
              </text:list-item>
              <text:list-item>
                <text:p>Ale při `<text:span text:style-name="T32">bash bashovy_skript.sh` se vykoná jako by se nechumelilo :‘(</text:span></text:p>
              </text:list-item>
            </text:list>
          </draw:text-box>
        </draw:frame>
        <draw:frame draw:style-name="gr2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1" presentation:class="page"/>
          <draw:frame presentation:style-name="pr8" draw:text-style-name="P9" draw:layer="layout" svg:width="16.799cm" svg:height="13.364cm" svg:x="2.1cm" svg:y="14.107cm" presentation:class="notes">
            <draw:text-box>
              <text:p><text:span text:style-name="T16">[bashový skript]:</text:span></text:p>
              <text:p><text:span text:style-name="T16"><text:s/></text:span><text:span text:style-name="T16">má uvedeno #!/bin/bash v hlavičce</text:span></text:p>
              <text:p><text:span text:style-name="T16"/></text:p>
              <text:p><text:span text:style-name="T16">UKÁZKA na souboru</text:span></text:p>
              <text:p><text:span text:style-name="T16"/></text:p>
              <text:p><text:span text:style-name="T16">UPRAV SOUBOR!!! Je potřeba zakázat /bin/bash</text:span></text:p>
              <text:p><text:span text:style-name="T16"/></text:p>
              <text:p><text:span text:style-name="T16">Nápověda: </text:span></text:p>
              <text:p><text:span text:style-name="T16">AppArmor profil se aplikuje na spousteny proces</text:span></text:p>
              <text:p><text:span text:style-name="T16"/></text:p>
              <text:p><text:span text:style-name="T16">Odpověd: </text:span></text:p>
              <text:p><text:span text:style-name="T16"/></text:p>
              <text:p><text:span text:style-name="T16">- protože v prvnim pripade se pousti primo soubor </text:span></text:p>
              <text:p><text:span text:style-name="T16"/></text:p>
              <text:p><text:span text:style-name="T16">- a ve druhém případě je soubor pouhy parametr (teoreticky lze upravou profilu pro bash zakazat volani ze scriptu)</text:span></text:p>
            </draw:text-box>
          </draw:frame>
        </presentation:notes>
      </draw:page>
      <draw:page draw:name="page42"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ukázka lokálních změn</text:p>
          </draw:text-box>
        </draw:frame>
        <presentation:notes draw:style-name="dp2">
          <draw:page-thumbnail draw:style-name="gr1" draw:layer="layout" svg:width="19.798cm" svg:height="11.136cm" svg:x="0.6cm" svg:y="2.257cm" draw:page-number="42" presentation:class="page"/>
          <draw:frame presentation:style-name="pr5" draw:text-style-name="P9" draw:layer="layout" svg:width="16.799cm" svg:height="13.364cm" svg:x="2.1cm" svg:y="14.107cm" presentation:class="notes" presentation:placeholder="true">
            <draw:text-box/>
          </draw:frame>
        </presentation:notes>
      </draw:page>
      <draw:page draw:name="page43" draw:style-name="dp3" draw:master-page-name="Default_20_1" presentation:presentation-page-layout-name="AL2T1">
        <office:forms form:automatic-focus="false" form:apply-design-mode="false"/>
        <draw:frame presentation:style-name="pr6" draw:text-style-name="P5" draw:layer="layout" svg:width="25.199cm" svg:height="2.629cm" svg:x="1.4cm" svg:y="0.628cm" presentation:class="title" presentation:user-transformed="true">
          <draw:text-box>
            <text:p>Bonus: ukázka lokálních změn</text:p>
          </draw:text-box>
        </draw:frame>
        <draw:frame presentation:style-name="pr7" draw:text-style-name="P6" draw:layer="layout" svg:width="25.199cm" svg:height="10.79cm" svg:x="1.4cm" svg:y="3.685cm" presentation:class="outline" presentation:user-transformed="true">
          <draw:text-box>
            <text:list text:style-name="L2">
              <text:list-item>
                <text:p><text:span text:style-name="T29">soubor profilu je distribuční z balíčku, chceme drobnou úpravu či něco vyzkoušet</text:span></text:p>
              </text:list-item>
              <text:list-item>
                <text:p><text:span text:style-name="T29">obětní beránek `/usr/bin/ping` </text:span></text:p>
              </text:list-item>
              <text:list-item>
                <text:p>skript má AppArmor profil</text:p>
              </text:list-item>
              <text:list-item>
                <text:p>soubor změn je v `local/bin.ping`</text:p>
                <text:p><text:span text:style-name="T32"/></text:p>
              </text:list-item>
            </text:list>
          </draw:text-box>
        </draw:frame>
        <draw:frame draw:style-name="gr2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3" presentation:class="page"/>
          <draw:frame presentation:style-name="pr8" draw:text-style-name="P9" draw:layer="layout" svg:width="16.799cm" svg:height="13.364cm" svg:x="2.1cm" svg:y="14.107cm" presentation:class="notes">
            <draw:text-box>
              <text:p><text:span text:style-name="T16">[distribucni]:</text:span></text:p>
              <text:p><text:span text:style-name="T16">Není dobře se vrtat v souborech, které muze distribuce aktualizovat</text:span></text:p>
            </draw:text-box>
          </draw:frame>
        </presentation:notes>
      </draw:page>
      <draw:page draw:name="page44" draw:style-name="dp3"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text:line-break/>apparmor_parser</text:p>
          </draw:text-box>
        </draw:frame>
        <presentation:notes draw:style-name="dp2">
          <draw:page-thumbnail draw:style-name="gr1" draw:layer="layout" svg:width="19.798cm" svg:height="11.136cm" svg:x="0.6cm" svg:y="2.257cm" draw:page-number="44" presentation:class="page"/>
          <draw:frame presentation:style-name="pr5" draw:text-style-name="P9" draw:layer="layout" svg:width="16.799cm" svg:height="13.364cm" svg:x="2.1cm" svg:y="14.107cm" presentation:class="notes" presentation:placeholder="true">
            <draw:text-box/>
          </draw:frame>
        </presentation:notes>
      </draw:page>
      <draw:page draw:name="page45" draw:style-name="dp3"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Bonus: práce s apparmor_parser</text:p>
          </draw:text-box>
        </draw:frame>
        <draw:frame presentation:style-name="pr7" draw:text-style-name="P6" draw:layer="layout" svg:width="25.199cm" svg:height="10.79cm" svg:x="1.4cm" svg:y="3.685cm" presentation:class="outline" presentation:user-transformed="true">
          <draw:text-box>
            <text:list text:style-name="L2">
              <text:list-item>
                <text:p>některé příkazy nepotřebují oprávnění</text:p>
                <text:list>
                  <text:list-item>
                    <text:p>výpis sad politik z daného adresáře či profilu `-N`</text:p>
                    <text:p><text:span text:style-name="T18">apparmor_parser -N /path/to/your_profile</text:span></text:p>
                  </text:list-item>
                </text:list>
              </text:list-item>
              <text:list-item>
                <text:p>zbytek privilegovaných <text:span text:style-name="T23">zvýšená</text:span> oprávnění chce</text:p>
                <text:list>
                  <text:list-item>
                    <text:p>manipulace s profily `-a` `-r` `-R`</text:p>
                    <text:p><text:span text:style-name="T18">apparmor_parser -r /path/to/your_profile</text:span></text:p>
                    <text:p><text:span text:style-name="T18">apparmor_parser -R /path/to/your_profile</text:span></text:p>
                  </text:list-item>
                </text:list>
              </text:list-item>
            </text:list>
          </draw:text-box>
        </draw:frame>
        <draw:frame draw:style-name="gr2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5" presentation:class="page"/>
          <draw:frame presentation:style-name="pr14" draw:text-style-name="P9" draw:layer="layout" svg:width="16.799cm" svg:height="14.954cm" svg:x="2.1cm" svg:y="14.107cm" presentation:class="notes" presentation:user-transformed="true">
            <draw:text-box>
              <text:p><text:span text:style-name="T16">[zvysena]:</text:span></text:p>
              <text:p><text:span text:style-name="T16">V tomto pripade se bavime o pravech roota(ci sudo)</text:span></text:p>
              <text:p><text:span text:style-name="T16"/></text:p>
              <text:p><text:span text:style-name="T16">jedna se operace, které aktivne zasahuji do jadra</text:span></text:p>
              <text:p><text:span text:style-name="T16">- (vkladani/mazani ci aktualizace profilu)</text:span></text:p>
              <text:p><text:span text:style-name="T16">- vymazani cache profilu</text:span></text:p>
              <text:p><text:span text:style-name="T16"/></text:p>
              <text:p><text:span text:style-name="T16"/></text:p>
              <text:p><text:span text:style-name="T16">Ukazat na konsoli</text:span></text:p>
              <text:p><text:span text:style-name="T16"/></text:p>
              <text:p><text:span text:style-name="T16"/></text:p>
              <text:p><text:span text:style-name="T16"/></text:p>
              <text:p><text:span text:style-name="T16"><text:s/></text:span><text:span text:style-name="T16">&gt;&gt;&gt; moznost rozsireni prednasky o cache &lt;&lt;&lt;</text:span></text:p>
            </draw:text-box>
          </draw:frame>
        </presentation:notes>
      </draw:page>
      <draw:page draw:name="page46" draw:style-name="dp3"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5" draw:text-style-name="P3" draw:layer="layout" svg:width="19.211cm" svg:height="10.003cm" svg:x="1.4cm" svg:y="3.168cm" presentation:class="title" presentation:user-transformed="true">
          <draw:text-box>
            <text:p><text:span text:style-name="T4"><text:line-break/></text:span><text:span text:style-name="T34">Otázky?</text:span><text:span text:style-name="T4"><text:line-break/></text:span><text:span text:style-name="T4"><text:line-break/></text:span><text:span text:style-name="T4">Zdroje:</text:span><text:span text:style-name="T4"><text:line-break/></text:span><text:span text:style-name="T35">https://www.suse.com/documentation/sles-12/book_security/data/part_apparmor.html</text:span><text:span text:style-name="T4"><text:line-break/></text:span><text:span text:style-name="T36">http://wiki.ubuntu.cz/bezpe%C4%8Dnost/apparmor?redirect=1</text:span><text:span text:style-name="T4"> </text:span><text:span text:style-name="T4"><text:line-break/></text:span><text:span text:style-name="T36">https://cs.wikipedia.org/wiki/AppArmor</text:span><text:span text:style-name="T36"><text:line-break/></text:span><text:span text:style-name="T36">https://en.wikipedia.org/wiki/AppArmor</text:span><text:span text:style-name="T36"><text:line-break/></text:span><text:span text:style-name="T36">http://wiki.apparmor.net/index.php/Main_Page</text:span><text:span text:style-name="T36"><text:line-break/></text:span><text:span text:style-name="T36">https://en.opensuse.org/SDB:AppArmor</text:span><text:span text:style-name="T36"><text:line-break/></text:span><text:span text:style-name="T36"/></text:p>
          </draw:text-box>
        </draw:frame>
        <presentation:notes draw:style-name="dp2">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presentation:placeholder="true">
            <draw:text-box/>
          </draw:frame>
        </presentation:notes>
      </draw:page>
      <draw:page draw:name="page47" draw:style-name="dp3" draw:master-page-name="Default_20_3" presentation:presentation-page-layout-name="AL2T1">
        <office:forms form:automatic-focus="false" form:apply-design-mode="false"/>
        <draw:frame presentation:style-name="pr16"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7" draw:text-style-name="P13" draw:layer="layout" svg:width="7.216cm" svg:height="3.964cm" svg:x="20.087cm" svg:y="5.042cm">
          <draw:text-box>
            <text:p text:style-name="P12"><text:span text:style-name="T37">Zdeněk Kubala</text:span></text:p>
            <text:p text:style-name="P12"><text:span text:style-name="T38">Senior QA Engineer</text:span></text:p>
            <text:p text:style-name="P12"><text:span text:style-name="T38"><text:a xlink:href="mailto:zkubala@suse.com" xlink:type="simple">zkubala@suse.com</text:a></text:span></text:p>
            <text:p text:style-name="P12"><text:span text:style-name="T38"><text:s/></text:span><text:span text:style-name="T38">@n1djz88</text:span></text:p>
          </draw:text-box>
        </draw:frame>
        <draw:frame draw:style-name="gr29" draw:text-style-name="P14" draw:layer="layout" svg:width="10.799cm" svg:height="3.236cm" svg:x="0.75cm" svg:y="10.476cm">
          <draw:text-box>
            <text:p>GITHUB: djz88/docs/tree/master/apparmor</text:p>
            <text:p/>
            <text:p/>
          </draw:text-box>
        </draw:frame>
        <presentation:notes draw:style-name="dp2">
          <draw:page-thumbnail draw:style-name="gr1" draw:layer="layout" svg:width="19.798cm" svg:height="11.136cm" svg:x="0.6cm" svg:y="2.257cm" draw:page-number="47" presentation:class="page"/>
          <draw:frame presentation:style-name="pr18" draw:text-style-name="P4" draw:layer="layout" svg:width="16.799cm" svg:height="13.364cm" svg:x="2.1cm" svg:y="14.107cm" presentation:class="notes" presentation:placeholder="true">
            <draw:text-box/>
          </draw:frame>
        </presentation:notes>
      </draw:page>
      <draw:page draw:name="page48" draw:style-name="dp3"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8"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1-05T12:03:20.415992826</dc:date>
    <meta:editing-duration>P5DT23H56M15S</meta:editing-duration>
    <meta:editing-cycles>151</meta:editing-cycles>
    <meta:generator>LibreOffice/5.4.2.2.0$Linux_X86_64 LibreOffice_project/40m0$Build-2</meta:generator>
    <meta:document-statistic meta:object-count="308"/>
  </office:meta>
</office:document-meta>
</file>